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24376">
            <text:p>24376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24087">
            <text:p>24087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23660">
            <text:p>23660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23293">
            <text:p>23293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22856">
            <text:p>22856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22614">
            <text:p>22614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22245">
            <text:p>22245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21856">
            <text:p>21856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21340">
            <text:p>21340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20796">
            <text:p>20796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20265">
            <text:p>20265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19718">
            <text:p>19718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19323">
            <text:p>19323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18681">
            <text:p>18681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7920">
            <text:p>17920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7167">
            <text:p>17167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5729">
            <text:p>15729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14967">
            <text:p>14967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4393">
            <text:p>14393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13832">
            <text:p>13832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13197">
            <text:p>13197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12210">
            <text:p>12210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10869">
            <text:p>10869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0328">
            <text:p>10328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8911">
            <text:p>8911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8078">
            <text:p>8078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7560">
            <text:p>7560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6507">
            <text:p>6507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5387">
            <text:p>5387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4403">
            <text:p>4403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3523">
            <text:p>3523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2606">
            <text:p>2606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1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09:47.50</meta:creation-date>
    <meta:generator>OpenOffice/4.1.2$Win32 OpenOffice.org_project/412m3$Build-9782</meta:generator>
    <dc:date>2020-05-01T20:10:59.09</dc:date>
    <meta:editing-duration>PT1M11S</meta:editing-duration>
    <meta:editing-cycles>1</meta:editing-cycles>
    <meta:document-statistic meta:table-count="3" meta:cell-count="200" meta:object-count="0"/>
  </office:meta>
</office:document-meta>
</file>